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7982"/>
    </style:style>
    <style:style style:name="T1" style:family="text">
      <style:text-properties officeooo:rsid="001979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)</text:span> Даден ви е ASCII текстов файл (например /etc/services). Отпечатайте хистограма на N-те (например 10) най-често срещани думи.</text:p>
      <text:p text:style-name="P1"/>
      <text:p text:style-name="P1"><text:span text:style-name="T1">a) </text:span>grep -o -E '\w+' /etc/services | sort | uniq -c | sort -n | tail -n10</text:p>
      <text:p text:style-name="Standard"><text:span text:style-name="T1">b) </text:span>tr -cs "[:alpha:]" "\n" &lt; /etc/passwd | sort -n | uniq -c |sort -bnr -t' ' -k1 | head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1:32:41.907901372</meta:creation-date>
    <dc:date>2020-03-19T11:33:52.321355107</dc:date>
    <meta:editing-duration>PT1M11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1" meta:paragraph-count="3" meta:word-count="55" meta:character-count="288" meta:non-whitespace-character-count="236"/>
  </office:meta>
</office:document-meta>
</file>